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72f90e7a-77dc-4ec1-a69e-7702c2446c19">
              <text:p text:style-name="P8">
    <text:span text:style-name="T9">Ce – </text:span>
    <text:span text:style-name="T13">vdf</text:span>
    <text:span text:style-name="T9">:</text:span>
    <text:span text:style-name="T11"> </text:span>
    <text:span text:style-name="T14">August 2021</text:span>
    <text:span text:style-name="T5"> -</text:span>
    <text:span text:style-name="T4"> </text:span>
    <text:span text:style-name="T6">August 2021</text:span>
  </text:p>
              <text:p text:style-name="P3">epic</text:p>
              <text:p text:style-name="P3"/>
            </text:section>
            <text:section text:style-name="Sect1" text:name="a72ea7cc-83a7-406c-bfd6-b529a9cee32d">
              <text:p text:style-name="P8">
    <text:span text:style-name="T9"> – </text:span>
    <text:span text:style-name="T13"/>
    <text:span text:style-name="T9">:</text:span>
    <text:span text:style-name="T11"> </text:span>
    <text:span text:style-name="T14">Mai 2021</text:span>
    <text:span text:style-name="T5"> -</text:span>
    <text:span text:style-name="T4"> </text:span>
    <text:span text:style-name="T6">August 2021</text:span>
  </text:p>
              <text:p text:style-name="P3"/>
              <text:p text:style-name="P3"/>
            </text:section>
            <text:section text:style-name="Sect1" text:name="880afaf3-c18a-49ce-bb1c-9015f854f97d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c9563682-cdc1-47c3-8ce2-03e09f934bb5">
              <text:p text:style-name="P9">
    <text:span text:style-name="T10"> - </text:span>
    <text:span text:style-name="T12"/>
    <text:span text:style-name="T10">:</text:span>
    <text:span text:style-name="T3"> </text:span>
    <text:span text:style-name="T7">August 2021</text:span>
    <text:span text:style-name="T4"> - </text:span>
    <text:span text:style-name="T8">August 2021</text:span>
    <text:span text:style-name="T4"> </text:span>
  </text:p>
              <text:p text:style-name="P4"/>
              <text:p text:style-name="P4"/>
            </text:section>
            <text:section text:style-name="Sect2" text:name="a6133b3b-b325-42f9-8e45-9ed13a34ad44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235ea703-9e46-4637-ae32-f0f556a9d86d">
              <text:p text:style-name="P9">
    <text:span text:style-name="T10">BSC in Psychologie und Logik und Ethik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949b3b80-54ee-475f-b945-68b8b7731419">
              <text:p text:style-name="P6"><text:span text:style-name="T17">EDV: </text:span>Word, Excel, Photoshop, Linux, Outlook</text:p>
            </text:section>
            <text:section text:style-name="Sect2" text:name="545cd591-d7b2-4861-b2ff-e00f1ab75753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section text:style-name="Sect2" text:name="f8c95f8b-f1ce-4c3d-aeda-3a68f9900891">
              <text:p text:style-name="P6"><text:span text:style-name="T17">Sprachen und Ethik: </text:span>Deutsch: Muttersprache
<text:line-break/>Französisch: Schriftlich &amp; Mündlich
<text:line-break/>Italienisch: Grundkenntnisse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